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4.28cm" fo:wrap-option="wrap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1cm" fo:min-width="4.28cm" fo:wrap-option="wrap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.2cm" fo:wrap-option="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5cm" fo:wrap-option="wrap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cm" fo:wrap-option="wrap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149cm" fo:min-width="4.8cm" fo:wrap-option="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4cm" fo:wrap-option="wrap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18cm" fo:min-width="3.72cm" fo:wrap-option="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8cm" fo:wrap-option="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4.462cm" fo:wrap-option="wrap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4.19cm" fo:wrap-option="wrap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49cm" fo:min-width="4.799cm" fo:wrap-option="wrap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318cm" fo:min-width="3.026cm" fo:wrap-option="wrap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149cm" fo:min-width="4.7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xml:id="id9" draw:id="id9" draw:layer="layout" svg:width="5.3cm" svg:height="1.4cm" svg:x="4cm" svg:y="16cm">
          <text:p text:style-name="P1"><text:span text:style-name="T1">Adres, nummer-id object-id en buu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" draw:id="id3" draw:layer="layout" svg:width="5.3cm" svg:height="1.5cm" svg:x="4.1cm" svg:y="1.9cm">
          <text:p text:style-name="P1"><text:span text:style-name="T1">Kwartaal bestanden</text:span></text:p>
          <text:p text:style-name="P1"><text:span text:style-name="T1">(ouder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7" draw:id="id7" draw:layer="layout" svg:width="5.3cm" svg:height="1.4cm" svg:x="4cm" svg:y="13.5cm">
          <text:p text:style-name="P1"><text:span text:style-name="T1">Adr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5" draw:id="id5" draw:layer="layout" svg:width="5.3cm" svg:height="1.4cm" svg:x="4.1cm" svg:y="8.2cm">
          <text:p text:style-name="P1"><text:span text:style-name="T1">CSV bestande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5" draw:id="id15" draw:layer="layout" svg:width="5.3cm" svg:height="1.4cm" svg:x="1.2cm" svg:y="10.7cm">
          <text:p text:style-name="P1"><text:span text:style-name="T1">Geboorte ker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5.3cm" svg:height="1.5cm" svg:x="4.101cm" svg:y="5.2cm">
          <text:p text:style-name="P1"><text:span text:style-name="T1">Kwartaal bestanden</text:span></text:p>
          <text:p text:style-name="P1"><text:span text:style-name="T1">(persoo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2" draw:id="id2" draw:layer="layout" svg:width="5.7cm" svg:height="1.7cm" svg:x="11cm" svg:y="5.1cm">
          <text:p text:style-name="P1"><text:span text:style-name="T1">Selecteer de actuele persoonsgegevens uit het kwartaal dat het dichtst bij de geboortedatum ligt op pers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9.401cm" svg:y1="5.95cm" svg:x2="11cm" svg:y2="5.95cm" draw:start-shape="id1" draw:start-glue-point="7" draw:end-shape="id2" draw:end-glue-point="5" svg:d="M9401 5950h1599" svg:viewBox="0 0 1600 1">
          <text:p/>
        </draw:connector>
        <draw:custom-shape draw:style-name="gr5" draw:text-style-name="P2" xml:id="id4" draw:id="id4" draw:layer="layout" svg:width="5.5cm" svg:height="1.7cm" svg:x="11.1cm" svg:y="1.8cm">
          <text:p text:style-name="P1"><text:span text:style-name="T1">Selecteer de actuele ouder gegevens op persoon op peildat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9.4cm" svg:y1="2.65cm" svg:x2="11.1cm" svg:y2="2.65cm" draw:start-shape="id3" draw:start-glue-point="7" draw:end-shape="id4" draw:end-glue-point="5" svg:d="M9400 2650h1700" svg:viewBox="0 0 1701 1">
          <text:p/>
        </draw:connector>
        <draw:connector draw:style-name="gr4" draw:text-style-name="P3" draw:layer="layout" svg:x1="13.85cm" svg:y1="5.1cm" svg:x2="13.85cm" svg:y2="3.5cm" draw:start-shape="id2" draw:start-glue-point="4" draw:end-shape="id4" draw:end-glue-point="6" svg:d="M13850 5100v-1600" svg:viewBox="0 0 1 1601">
          <text:p/>
        </draw:connector>
        <draw:custom-shape draw:style-name="gr6" draw:text-style-name="P2" xml:id="id6" draw:id="id6" draw:layer="layout" svg:width="5.5cm" svg:height="1.4cm" svg:x="11cm" svg:y="8.2cm">
          <text:p text:style-name="P1"><text:span text:style-name="T1">Selecteer de actuele geslachtsaanduiding op persoon op peildat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9.4cm" svg:y1="8.9cm" svg:x2="11cm" svg:y2="8.9cm" draw:start-shape="id5" draw:start-glue-point="7" draw:end-shape="id6" svg:d="M9400 8900h1600" svg:viewBox="0 0 1601 1">
          <text:p/>
        </draw:connector>
        <draw:custom-shape draw:style-name="gr7" draw:text-style-name="P2" xml:id="id8" draw:id="id8" draw:layer="layout" svg:width="5.3cm" svg:height="1.399cm" svg:x="11.1cm" svg:y="13.5cm">
          <text:p text:style-name="P1"><text:span text:style-name="T1">Selecteer de actuele adresgegevens vóór of op geboortedatum op perso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9.3cm" svg:y1="14.2cm" svg:x2="11.1cm" svg:y2="14.2cm" draw:start-shape="id7" draw:start-glue-point="7" draw:end-shape="id8" draw:end-glue-point="5" svg:d="M9300 14200h1800" svg:viewBox="0 0 1801 1">
          <text:p/>
        </draw:connector>
        <draw:custom-shape draw:style-name="gr8" draw:text-style-name="P2" xml:id="id10" draw:id="id10" draw:layer="layout" svg:width="4.9cm" svg:height="1cm" svg:x="11.3cm" svg:y="16.2cm">
          <text:p text:style-name="P1"><text:span text:style-name="T1">Selecteer deze BAG-gegevens op adr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9.3cm" svg:y1="16.7cm" svg:x2="11.3cm" svg:y2="16.7cm" draw:start-shape="id9" draw:start-glue-point="7" draw:end-shape="id10" svg:d="M9300 16700h2000" svg:viewBox="0 0 2001 1">
          <text:p/>
        </draw:connector>
        <draw:connector draw:style-name="gr4" draw:text-style-name="P3" draw:layer="layout" svg:x1="13.75cm" svg:y1="14.899cm" svg:x2="13.75cm" svg:y2="16.2cm" draw:start-shape="id8" draw:start-glue-point="6" draw:end-shape="id10" svg:d="M13750 14899v1301" svg:viewBox="0 0 1 1302">
          <text:p/>
        </draw:connector>
        <draw:custom-shape draw:style-name="gr9" draw:text-style-name="P2" xml:id="id11" draw:id="id11" draw:layer="layout" svg:width="6.7cm" svg:height="0.9cm" svg:x="13.9cm" svg:y="10.9cm">
          <text:p text:style-name="P1"><text:span text:style-name="T1">Geboortes met aangehaakte gegeven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svg:x1="16.4cm" svg:y1="14.2cm" svg:x2="17.25cm" svg:y2="11.8cm" draw:start-shape="id8" draw:start-glue-point="7" draw:end-shape="id11" draw:end-glue-point="8" svg:d="M16400 14200h850v-2400" svg:viewBox="0 0 851 2401">
          <text:p/>
        </draw:connector>
        <draw:connector draw:style-name="gr4" draw:text-style-name="P3" draw:layer="layout" svg:x1="16.2cm" svg:y1="16.7cm" svg:x2="17.25cm" svg:y2="11.8cm" draw:start-shape="id10" draw:start-glue-point="7" draw:end-shape="id11" draw:end-glue-point="8" svg:d="M16200 16700h1050v-4900" svg:viewBox="0 0 1051 4901">
          <text:p/>
        </draw:connector>
        <draw:connector draw:style-name="gr4" draw:text-style-name="P3" draw:layer="layout" svg:x1="16.6cm" svg:y1="2.65cm" svg:x2="17.25cm" svg:y2="10.9cm" draw:start-shape="id4" draw:start-glue-point="7" draw:end-shape="id11" draw:end-glue-point="5" svg:d="M16600 2650h650v8250" svg:viewBox="0 0 651 8251">
          <text:p/>
        </draw:connector>
        <draw:connector draw:style-name="gr4" draw:text-style-name="P3" draw:layer="layout" svg:x1="16.7cm" svg:y1="5.95cm" svg:x2="17.25cm" svg:y2="10.9cm" draw:start-shape="id2" draw:start-glue-point="7" draw:end-shape="id11" draw:end-glue-point="5" svg:d="M16700 5950h550v4950" svg:viewBox="0 0 551 4951">
          <text:p/>
        </draw:connector>
        <draw:connector draw:style-name="gr4" draw:text-style-name="P3" draw:layer="layout" svg:x1="16.5cm" svg:y1="8.9cm" svg:x2="17.25cm" svg:y2="10.9cm" draw:start-shape="id6" draw:start-glue-point="7" draw:end-shape="id11" draw:end-glue-point="5" svg:d="M16500 8900h750v2000" svg:viewBox="0 0 751 2001">
          <text:p/>
        </draw:connector>
        <draw:custom-shape draw:style-name="gr10" draw:text-style-name="P4" xml:id="id12" draw:id="id12" draw:layer="layout" svg:width="5.3cm" svg:height="1cm" svg:x="7.4cm" svg:y="26cm">
          <text:p text:style-name="P1"><text:span text:style-name="T2">Filter op postcodes binnen Amsterda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line-skew="5.049cm" svg:x1="19.763cm" svg:y1="11.35cm" svg:x2="10.05cm" svg:y2="26cm" draw:start-shape="id11" draw:start-glue-point="6" draw:end-shape="id12" svg:d="M19763 11350v12600h-9713v2050" svg:viewBox="0 0 9714 14651">
          <text:p/>
        </draw:connector>
        <draw:custom-shape draw:style-name="gr11" draw:text-style-name="P2" xml:id="id13" draw:id="id13" draw:layer="layout" svg:width="5.5cm" svg:height="1.4cm" svg:x="14cm" svg:y="25.8cm">
          <text:p text:style-name="P1"><text:span text:style-name="T1">Geboortes in Amsterdam met aangehaakte gegeve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svg:x1="12.7cm" svg:y1="26.5cm" svg:x2="14cm" svg:y2="26.5cm" draw:start-shape="id12" draw:start-glue-point="7" draw:end-shape="id13" svg:d="M12700 26500h1300" svg:viewBox="0 0 1301 1">
          <text:p/>
        </draw:connector>
        <draw:custom-shape draw:style-name="gr12" draw:text-style-name="P2" xml:id="id16" draw:id="id16" draw:layer="layout" svg:width="5.2cm" svg:height="1.4cm" svg:x="4.3cm" svg:y="22.9cm">
          <text:p text:style-name="P1"><text:span text:style-name="T1">Kwartaal bestanden (adres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2" xml:id="id14" draw:id="id14" draw:layer="layout" svg:width="5.299cm" svg:height="1.399cm" svg:x="11.101cm" svg:y="18.3cm">
          <text:p text:style-name="P1"><text:span text:style-name="T1">Selecteer de actuele gebiedsinformatie op <text:s/>buurtcode of adr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13.75cm" svg:y1="17.2cm" svg:x2="13.75cm" svg:y2="18.3cm" draw:start-shape="id10" draw:start-glue-point="6" draw:end-shape="id14" svg:d="M13750 17200v1100" svg:viewBox="0 0 1 1101">
          <text:p/>
        </draw:connector>
        <draw:connector draw:style-name="gr4" draw:text-style-name="P3" draw:layer="layout" svg:x1="16.4cm" svg:y1="19cm" svg:x2="17.25cm" svg:y2="11.8cm" draw:start-shape="id14" draw:start-glue-point="7" draw:end-shape="id11" draw:end-glue-point="8" svg:d="M16400 19000h850v-7200" svg:viewBox="0 0 851 7201">
          <text:p/>
        </draw:connector>
        <draw:connector draw:style-name="gr4" draw:text-style-name="P3" draw:layer="layout" draw:line-skew="0.198cm" svg:x1="3.85cm" svg:y1="12.1cm" svg:x2="17.25cm" svg:y2="11.8cm" draw:start-shape="id15" draw:start-glue-point="6" draw:end-shape="id11" draw:end-glue-point="8" svg:d="M3850 12100v700h13400v-1000" svg:viewBox="0 0 13401 1001">
          <text:p/>
        </draw:connector>
        <draw:custom-shape draw:style-name="gr14" draw:text-style-name="P2" xml:id="id18" draw:id="id18" draw:layer="layout" svg:width="5.6cm" svg:height="0.9cm" svg:x="4.1cm" svg:y="18.5cm">
          <text:p text:style-name="P1"><text:span text:style-name="T1">Adressen-gebieden tabe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2" xml:id="id17" draw:id="id17" draw:layer="layout" svg:width="5.2cm" svg:height="1.399cm" svg:x="4.3cm" svg:y="20.401cm">
          <text:p text:style-name="P1"><text:span text:style-name="T1">Selecteer alle adressen uit de kwartaal bestand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6.9cm" svg:y1="22.9cm" svg:x2="6.9cm" svg:y2="21.8cm" draw:start-shape="id16" draw:start-glue-point="4" draw:end-shape="id17" draw:end-glue-point="6" svg:d="M6900 22900v-1100" svg:viewBox="0 0 1 1101">
          <text:p/>
        </draw:connector>
        <draw:connector draw:style-name="gr4" draw:text-style-name="P3" draw:layer="layout" svg:x1="6.9cm" svg:y1="20.401cm" svg:x2="6.9cm" svg:y2="19.4cm" draw:start-shape="id17" draw:start-glue-point="4" draw:end-shape="id18" draw:end-glue-point="8" svg:d="M6900 20401v-1001" svg:viewBox="0 0 1 1002">
          <text:p/>
        </draw:connector>
        <draw:connector draw:style-name="gr4" draw:text-style-name="P3" draw:layer="layout" draw:line-skew="-0.902cm" svg:x1="9cm" svg:y1="18.95cm" svg:x2="11.101cm" svg:y2="19cm" draw:start-shape="id18" draw:start-glue-point="6" draw:end-shape="id14" draw:end-glue-point="5" svg:d="M9000 18950v50h1401 700" svg:viewBox="0 0 2102 51">
          <text:p/>
        </draw:connector>
        <draw:connector draw:style-name="gr4" draw:text-style-name="P3" draw:layer="layout" draw:line-skew="0.149cm" svg:x1="3.85cm" svg:y1="10.7cm" svg:x2="13.75cm" svg:y2="9.6cm" draw:start-shape="id15" draw:start-glue-point="4" draw:end-shape="id6" svg:d="M3850 10700v-400h9900v-700" svg:viewBox="0 0 9901 1101">
          <text:p/>
        </draw:connector>
        <draw:connector draw:style-name="gr4" draw:text-style-name="P3" draw:layer="layout" draw:line-skew="-1.151cm" svg:x1="3.85cm" svg:y1="10.7cm" svg:x2="13.85cm" svg:y2="6.8cm" draw:start-shape="id15" draw:start-glue-point="4" draw:end-shape="id2" svg:d="M3850 10700v-3100h10000v-800" svg:viewBox="0 0 10001 3901">
          <text:p/>
        </draw:connector>
        <draw:connector draw:style-name="gr4" draw:text-style-name="P3" draw:layer="layout" svg:x1="3.85cm" svg:y1="12.1cm" svg:x2="13.75cm" svg:y2="13.5cm" draw:start-shape="id15" draw:start-glue-point="6" draw:end-shape="id8" draw:end-glue-point="4" svg:d="M3850 12100v700h9900v700" svg:viewBox="0 0 99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12:01:54.932000000</meta:creation-date>
    <dc:date>2017-10-12T15:43:52.151000000</dc:date>
    <meta:editing-duration>PT7H55M41S</meta:editing-duration>
    <meta:editing-cycles>34</meta:editing-cycles>
    <meta:generator>LibreOffice/5.4.2.2$Windows_x86 LibreOffice_project/22b09f6418e8c2d508a9eaf86b2399209b0990f4</meta:generator>
    <meta:document-statistic meta:object-count="41"/>
  </office:meta>
</office:document-meta>
</file>